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Hoja3" table:style-name="ta1"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AC_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C_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_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_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C_0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C_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C_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_0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C_0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C_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_1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AC_12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AC_13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AC_14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AC_15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string" calcext:value-type="string">
            <text:p>AC_16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AC_17</text:p>
          </table:table-cell>
          <table:table-cell office:value-type="float" office:value="2274" calcext:value-type="float">
            <text:p>2274</text:p>
          </table:table-cell>
        </table:table-row>
        <table:table-row table:style-name="ro1">
          <table:table-cell office:value-type="string" calcext:value-type="string">
            <text:p>AC_18</text:p>
          </table:table-cell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string" calcext:value-type="string">
            <text:p>AC_19</text:p>
          </table:table-cell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string" calcext:value-type="string">
            <text:p>AC_20</text:p>
          </table:table-cell>
          <table:table-cell office:value-type="float" office:value="5804" calcext:value-type="float">
            <text:p>5804</text:p>
          </table:table-cell>
        </table:table-row>
        <table:table-row table:style-name="ro1">
          <table:table-cell office:value-type="string" calcext:value-type="string">
            <text:p>AC_21</text:p>
          </table:table-cell>
          <table:table-cell office:value-type="float" office:value="7341" calcext:value-type="float">
            <text:p>7341</text:p>
          </table:table-cell>
        </table:table-row>
        <table:table-row table:style-name="ro1">
          <table:table-cell office:value-type="string" calcext:value-type="string">
            <text:p>AC_22</text:p>
          </table:table-cell>
          <table:table-cell office:value-type="float" office:value="9071" calcext:value-type="float">
            <text:p>9071</text:p>
          </table:table-cell>
        </table:table-row>
        <table:table-row table:style-name="ro1">
          <table:table-cell office:value-type="string" calcext:value-type="string">
            <text:p>AC_23</text:p>
          </table:table-cell>
          <table:table-cell office:value-type="float" office:value="10964" calcext:value-type="float">
            <text:p>10964</text:p>
          </table:table-cell>
        </table:table-row>
        <table:table-row table:style-name="ro1">
          <table:table-cell office:value-type="string" calcext:value-type="string">
            <text:p>AC_24</text:p>
          </table:table-cell>
          <table:table-cell office:value-type="float" office:value="13023" calcext:value-type="float">
            <text:p>13023</text:p>
          </table:table-cell>
        </table:table-row>
        <table:table-row table:style-name="ro1">
          <table:table-cell office:value-type="string" calcext:value-type="string">
            <text:p>AC_25</text:p>
          </table:table-cell>
          <table:table-cell office:value-type="float" office:value="15291" calcext:value-type="float">
            <text:p>15291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Hoja4" table:style-name="ta1"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RW_01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string" calcext:value-type="string">
            <text:p>RW_02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string" calcext:value-type="string">
            <text:p>RW_03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string" calcext:value-type="string">
            <text:p>RW_04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RW_05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string" calcext:value-type="string">
            <text:p>RW_06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string" calcext:value-type="string">
            <text:p>RW_07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string" calcext:value-type="string">
            <text:p>RW_08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string" calcext:value-type="string">
            <text:p>RW_09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string" calcext:value-type="string">
            <text:p>RW_10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string" calcext:value-type="string">
            <text:p>RW_1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RW_1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RW_13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string" calcext:value-type="string">
            <text:p>RW_14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RW_15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RW_16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string" calcext:value-type="string">
            <text:p>RW_17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RW_18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RW_19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RW_20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string" calcext:value-type="string">
            <text:p>RW_21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RW_22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RW_23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string" calcext:value-type="string">
            <text:p>RW_24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RW_25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string" calcext:value-type="string">
            <text:p>RW_26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RW_27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RW_28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string" calcext:value-type="string">
            <text:p>RW_29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RW_30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RW_31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RW_3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RW_33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string" calcext:value-type="string">
            <text:p>RW_34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string" calcext:value-type="string">
            <text:p>RW_35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string" calcext:value-type="string">
            <text:p>RW_36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string" calcext:value-type="string">
            <text:p>RW_37</text:p>
          </table:table-cell>
          <table:table-cell office:value-type="float" office:value="815" calcext:value-type="float">
            <text:p>8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 style:data-style-name="N2" text:time-value="13:13:57.4071970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3:14:04.088729234</meta:creation-date>
    <meta:editing-duration>PT1M46S</meta:editing-duration>
    <meta:editing-cycles>2</meta:editing-cycles>
    <meta:generator>LibreOffice/6.4.4.2$Linux_X86_64 LibreOffice_project/40$Build-2</meta:generator>
    <dc:date>2021-06-14T13:15:42.620100360</dc:date>
    <meta:document-statistic meta:table-count="2" meta:cell-count="124" meta:object-count="0"/>
  </office:meta>
</office:document-meta>
</file>